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Line_20_Style_20_9" svg:stroke-color="#ff33ff" draw:fill="none" draw:textarea-vertical-align="middle"/>
    </style:style>
    <style:style style:name="gr3" style:family="graphic" style:parent-style-name="objectwithoutfill">
      <style:graphic-properties svg:stroke-color="#ff33ff" draw:fill="none" draw:textarea-vertical-align="middle"/>
    </style:style>
    <style:style style:name="gr4" style:family="graphic" style:parent-style-name="standard">
      <style:graphic-properties draw:fill-color="#993366" draw:textarea-vertical-align="middle"/>
    </style:style>
    <style:style style:name="gr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3366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solid" draw:fill-color="#00ff66" fo:min-height="0.712cm"/>
    </style:style>
    <style:style style:name="gr9" style:family="graphic" style:parent-style-name="standard">
      <style:graphic-properties draw:stroke="none" svg:stroke-color="#000000" draw:fill="solid" draw:fill-color="#00ff66" fo:min-height="1.11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00ff" draw:fill="none" draw:textarea-vertical-align="middle"/>
    </style:style>
    <style:style style:name="gr12" style:family="graphic" style:parent-style-name="standard">
      <style:graphic-properties svg:stroke-color="#ff00ff" draw:fill="solid" draw:fill-color="#ff33ff" draw:textarea-vertical-align="middle"/>
    </style:style>
    <style:style style:name="gr13" style:family="graphic" style:parent-style-name="objectwithoutfill">
      <style:graphic-properties svg:stroke-color="#003366" draw:fill="none" draw:textarea-vertical-align="middle"/>
    </style:style>
    <style:style style:name="gr14" style:family="graphic" style:parent-style-name="standard">
      <style:graphic-properties svg:stroke-color="#006699" draw:fill="solid" draw:fill-color="#0066cc" draw:textarea-vertical-align="middle"/>
    </style:style>
    <style:style style:name="gr15" style:family="graphic" style:parent-style-name="standard">
      <style:graphic-properties svg:stroke-color="#006699" draw:fill="solid" draw:fill-color="#0066ff" draw:textarea-vertical-align="middle"/>
    </style:style>
    <style:style style:name="gr16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ine_20_Style_20_9" svg:stroke-color="#ff33ff" draw:marker-end="Arrow" draw:marker-end-width="0.3cm" draw:fill="none" draw:textarea-vertical-align="middle"/>
    </style:style>
    <style:style style:name="gr18" style:family="graphic" style:parent-style-name="standard">
      <style:graphic-properties draw:fill="solid" draw:fill-color="#99ff66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3.655cm" svg:height="22.225cm" svg:x="42.402cm" svg:y="50.657cm">
          <text:p/>
        </draw:rect>
        <draw:line draw:style-name="gr2" draw:text-style-name="P1" draw:layer="layout" svg:x1="64.654cm" svg:y1="52.232cm" svg:x2="64.654cm" svg:y2="52.994cm">
          <text:p/>
        </draw:line>
        <draw:line draw:style-name="gr3" draw:text-style-name="P1" draw:layer="layout" svg:x1="60.569cm" svg:y1="53.656cm" svg:x2="62.087cm" svg:y2="53.656cm">
          <text:p/>
        </draw:line>
        <draw:rect draw:style-name="gr1" draw:text-style-name="P1" draw:layer="layout" svg:width="17.526cm" svg:height="10.668cm" svg:x="3.032cm" svg:y="35.314cm">
          <text:p/>
        </draw:rect>
        <draw:rect draw:style-name="gr1" draw:text-style-name="P1" draw:layer="layout" svg:width="17.488cm" svg:height="19.253cm" svg:x="2.987cm" svg:y="13.827cm">
          <text:p/>
        </draw:rect>
        <draw:rect draw:style-name="gr4" draw:text-style-name="P2" draw:layer="layout" svg:width="3.924cm" svg:height="2.286cm" svg:x="4.696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14.562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9.706cm" svg:y="15.048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5.939cm" svg:y1="12.762cm" svg:x2="5.939cm" svg:y2="15.048cm">
          <text:p/>
        </draw:line>
        <draw:line draw:style-name="gr5" draw:text-style-name="P1" draw:layer="layout" svg:x1="15.759cm" svg:y1="12.762cm" svg:x2="15.759cm" svg:y2="15.048cm">
          <text:p/>
        </draw:line>
        <draw:line draw:style-name="gr5" draw:text-style-name="P1" draw:layer="layout" svg:x1="10.849cm" svg:y1="12.762cm" svg:x2="10.849cm" svg:y2="15.048cm">
          <text:p/>
        </draw:line>
        <draw:line draw:style-name="gr6" draw:text-style-name="P1" draw:layer="layout" svg:x1="7.282cm" svg:y1="15.032cm" svg:x2="7.282cm" svg:y2="12.762cm">
          <text:p/>
        </draw:line>
        <draw:line draw:style-name="gr6" draw:text-style-name="P1" draw:layer="layout" svg:x1="12.222cm" svg:y1="15.021cm" svg:x2="12.222cm" svg:y2="12.751cm">
          <text:p/>
        </draw:line>
        <draw:line draw:style-name="gr6" draw:text-style-name="P1" draw:layer="layout" svg:x1="17.151cm" svg:y1="15.032cm" svg:x2="17.151cm" svg:y2="12.762cm">
          <text:p/>
        </draw:line>
        <draw:frame draw:style-name="gr7" draw:layer="layout" svg:width="1.778cm" svg:height="0.962cm" svg:x="6.842cm" svg:y="30.703cm">
          <draw:text-box>
            <text:p>Yes</text:p>
          </draw:text-box>
        </draw:frame>
        <draw:rect draw:style-name="gr4" draw:text-style-name="P2" draw:layer="layout" svg:width="2.921cm" svg:height="2.286cm" svg:x="3.594cm" svg:y="18.35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8.674cm" svg:y="18.35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13.473cm" svg:y="18.35cm">
          <text:p text:style-name="P1"><text:span text:style-name="T1"><text:s/></text:span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14.897cm" svg:y1="17.334cm" svg:x2="14.897cm" svg:y2="18.35cm">
          <text:p/>
        </draw:line>
        <draw:line draw:style-name="gr5" draw:text-style-name="P1" draw:layer="layout" svg:x1="10.071cm" svg:y1="17.307cm" svg:x2="10.071cm" svg:y2="18.323cm">
          <text:p/>
        </draw:line>
        <draw:line draw:style-name="gr5" draw:text-style-name="P1" draw:layer="layout" svg:x1="4.991cm" svg:y1="17.334cm" svg:x2="4.991cm" svg:y2="18.35cm">
          <text:p/>
        </draw:line>
        <draw:rect draw:style-name="gr4" draw:text-style-name="P2" draw:layer="layout" svg:width="2.921cm" svg:height="2.286cm" svg:x="5.326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10.406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15.205cm" svg:y="21.144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7.126cm" svg:y1="21.128cm" svg:x2="7.126cm" svg:y2="17.334cm">
          <text:p/>
        </draw:line>
        <draw:line draw:style-name="gr6" draw:text-style-name="P1" draw:layer="layout" svg:x1="12.333cm" svg:y1="21.144cm" svg:x2="12.333cm" svg:y2="17.35cm">
          <text:p/>
        </draw:line>
        <draw:line draw:style-name="gr6" draw:text-style-name="P1" draw:layer="layout" svg:x1="17.413cm" svg:y1="21.128cm" svg:x2="17.413cm" svg:y2="17.334cm">
          <text:p/>
        </draw:line>
        <draw:frame draw:style-name="gr8" draw:text-style-name="P3" draw:layer="layout" svg:width="3.683cm" svg:height="0.962cm" svg:x="1.635cm" svg:y="13.374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2.397cm" svg:y="34.86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5.326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10.406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15.205cm" svg:y="24.192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16.729cm" svg:y1="24.192cm" svg:x2="16.729cm" svg:y2="23.43cm">
          <text:p/>
        </draw:line>
        <draw:line draw:style-name="gr10" draw:text-style-name="P1" draw:layer="layout" svg:x1="11.829cm" svg:y1="24.193cm" svg:x2="11.829cm" svg:y2="23.431cm">
          <text:p/>
        </draw:line>
        <draw:line draw:style-name="gr10" draw:text-style-name="P1" draw:layer="layout" svg:x1="6.729cm" svg:y1="24.194cm" svg:x2="6.729cm" svg:y2="23.432cm">
          <text:p/>
        </draw:line>
        <draw:line draw:style-name="gr5" draw:text-style-name="P1" draw:layer="layout" svg:x1="10.144cm" svg:y1="20.636cm" svg:x2="10.017cm" svg:y2="30.796cm">
          <text:p/>
        </draw:line>
        <draw:line draw:style-name="gr11" draw:text-style-name="P1" draw:layer="layout" svg:x1="4.87cm" svg:y1="20.636cm" svg:x2="4.87cm" svg:y2="29.78cm">
          <text:p/>
        </draw:line>
        <draw:line draw:style-name="gr11" draw:text-style-name="P1" draw:layer="layout" svg:x1="14.936cm" svg:y1="20.636cm" svg:x2="14.816cm" svg:y2="29.78cm">
          <text:p/>
        </draw:line>
        <draw:line draw:style-name="gr11" draw:text-style-name="P1" draw:layer="layout" svg:x1="4.937cm" svg:y1="29.78cm" svg:x2="10.017cm" svg:y2="29.78cm">
          <text:p/>
        </draw:line>
        <draw:line draw:style-name="gr11" draw:text-style-name="P1" draw:layer="layout" svg:x1="9.763cm" svg:y1="29.78cm" svg:x2="14.843cm" svg:y2="29.78cm">
          <text:p/>
        </draw:line>
        <draw:circle draw:style-name="gr12" draw:text-style-name="P1" draw:layer="layout" svg:width="0.254cm" svg:height="0.254cm" svg:x="9.89cm" svg:y="29.653cm">
          <text:p/>
        </draw:circle>
        <draw:line draw:style-name="gr6" draw:text-style-name="P1" draw:layer="layout" svg:x1="6.461cm" svg:y1="31.685cm" svg:x2="6.491cm" svg:y2="26.478cm">
          <text:p/>
        </draw:line>
        <draw:line draw:style-name="gr13" draw:text-style-name="P1" draw:layer="layout" svg:x1="8.523cm" svg:y1="31.592cm" svg:x2="6.491cm" svg:y2="31.592cm">
          <text:p/>
        </draw:line>
        <draw:line draw:style-name="gr6" draw:text-style-name="P1" draw:layer="layout" svg:x1="12.176cm" svg:y1="29.018cm" svg:x2="12.176cm" svg:y2="26.478cm">
          <text:p/>
        </draw:line>
        <draw:line draw:style-name="gr6" draw:text-style-name="P1" draw:layer="layout" svg:x1="17.002cm" svg:y1="29.018cm" svg:x2="17.002cm" svg:y2="26.478cm">
          <text:p/>
        </draw:line>
        <draw:line draw:style-name="gr13" draw:text-style-name="P1" draw:layer="layout" svg:x1="17.002cm" svg:y1="29.018cm" svg:x2="6.461cm" svg:y2="29.018cm">
          <text:p/>
        </draw:line>
        <draw:circle draw:style-name="gr14" draw:text-style-name="P1" draw:layer="layout" svg:width="0.254cm" svg:height="0.254cm" svg:x="12.049cm" svg:y="28.891cm">
          <text:p/>
        </draw:circle>
        <draw:circle draw:style-name="gr14" draw:text-style-name="P1" draw:layer="layout" svg:width="0.254cm" svg:height="0.254cm" svg:x="6.349cm" svg:y="28.891cm">
          <text:p/>
        </draw:circle>
        <draw:circle draw:style-name="gr14" draw:text-style-name="P1" draw:layer="layout" svg:width="0.254cm" svg:height="0.254cm" svg:x="12.049cm" svg:y="28.891cm">
          <text:p/>
        </draw:circle>
        <draw:rect draw:style-name="gr4" draw:text-style-name="P2" draw:layer="layout" svg:width="3.275cm" svg:height="1.524cm" svg:x="8.42cm" svg:y="30.73cm">
          <text:p text:style-name="P1"><text:span text:style-name="T1">Is Hub?</text:span></text:p>
        </draw:rect>
        <draw:line draw:style-name="gr13" draw:text-style-name="P1" draw:layer="layout" svg:x1="6.461cm" svg:y1="31.685cm" svg:x2="6.334cm" svg:y2="48.117cm">
          <text:p/>
        </draw:line>
        <draw:rect draw:style-name="gr1" draw:text-style-name="P1" draw:layer="layout" svg:width="17.526cm" svg:height="26.113cm" svg:x="23.268cm" svg:y="46.466cm">
          <text:p/>
        </draw:rect>
        <draw:frame draw:style-name="gr9" draw:text-style-name="P3" draw:layer="layout" svg:width="3.683cm" svg:height="1.361cm" svg:x="22.501cm" svg:y="46.169cm">
          <draw:text-box>
            <text:p><text:span text:style-name="T1">Server Factory</text:span></text:p>
          </draw:text-box>
        </draw:frame>
        <draw:rect draw:style-name="gr1" draw:text-style-name="P1" draw:layer="layout" svg:width="17.526cm" svg:height="10.668cm" svg:x="23.479cm" svg:y="35.325cm">
          <text:p/>
        </draw:rect>
        <draw:rect draw:style-name="gr1" draw:text-style-name="P1" draw:layer="layout" svg:width="17.488cm" svg:height="19.253cm" svg:x="23.39cm" svg:y="13.838cm">
          <text:p/>
        </draw:rect>
        <draw:rect draw:style-name="gr4" draw:text-style-name="P2" draw:layer="layout" svg:width="3.924cm" svg:height="2.286cm" svg:x="25.143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35.009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30.153cm" svg:y="15.059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26.386cm" svg:y1="12.773cm" svg:x2="26.386cm" svg:y2="15.059cm">
          <text:p/>
        </draw:line>
        <draw:line draw:style-name="gr5" draw:text-style-name="P1" draw:layer="layout" svg:x1="36.206cm" svg:y1="12.773cm" svg:x2="36.206cm" svg:y2="15.059cm">
          <text:p/>
        </draw:line>
        <draw:line draw:style-name="gr5" draw:text-style-name="P1" draw:layer="layout" svg:x1="31.296cm" svg:y1="12.773cm" svg:x2="31.296cm" svg:y2="15.059cm">
          <text:p/>
        </draw:line>
        <draw:line draw:style-name="gr6" draw:text-style-name="P1" draw:layer="layout" svg:x1="27.729cm" svg:y1="15.043cm" svg:x2="27.729cm" svg:y2="12.773cm">
          <text:p/>
        </draw:line>
        <draw:line draw:style-name="gr6" draw:text-style-name="P1" draw:layer="layout" svg:x1="32.669cm" svg:y1="15.032cm" svg:x2="32.669cm" svg:y2="12.762cm">
          <text:p/>
        </draw:line>
        <draw:line draw:style-name="gr6" draw:text-style-name="P1" draw:layer="layout" svg:x1="37.598cm" svg:y1="15.043cm" svg:x2="37.598cm" svg:y2="12.773cm">
          <text:p/>
        </draw:line>
        <draw:frame draw:style-name="gr7" draw:layer="layout" svg:width="1.778cm" svg:height="0.962cm" svg:x="27.289cm" svg:y="30.714cm">
          <draw:text-box>
            <text:p>Yes</text:p>
          </draw:text-box>
        </draw:frame>
        <draw:rect draw:style-name="gr4" draw:text-style-name="P2" draw:layer="layout" svg:width="2.921cm" svg:height="2.286cm" svg:x="24.041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29.121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33.92cm" svg:y="18.361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35.344cm" svg:y1="17.345cm" svg:x2="35.344cm" svg:y2="18.361cm">
          <text:p/>
        </draw:line>
        <draw:line draw:style-name="gr5" draw:text-style-name="P1" draw:layer="layout" svg:x1="30.518cm" svg:y1="17.318cm" svg:x2="30.518cm" svg:y2="18.334cm">
          <text:p/>
        </draw:line>
        <draw:line draw:style-name="gr5" draw:text-style-name="P1" draw:layer="layout" svg:x1="25.438cm" svg:y1="17.345cm" svg:x2="25.438cm" svg:y2="18.361cm">
          <text:p/>
        </draw:line>
        <draw:rect draw:style-name="gr4" draw:text-style-name="P2" draw:layer="layout" svg:width="2.921cm" svg:height="2.286cm" svg:x="25.773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30.853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35.652cm" svg:y="21.155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27.573cm" svg:y1="21.139cm" svg:x2="27.573cm" svg:y2="17.345cm">
          <text:p/>
        </draw:line>
        <draw:line draw:style-name="gr6" draw:text-style-name="P1" draw:layer="layout" svg:x1="32.78cm" svg:y1="21.155cm" svg:x2="32.78cm" svg:y2="17.361cm">
          <text:p/>
        </draw:line>
        <draw:line draw:style-name="gr6" draw:text-style-name="P1" draw:layer="layout" svg:x1="37.86cm" svg:y1="21.139cm" svg:x2="37.86cm" svg:y2="17.345cm">
          <text:p/>
        </draw:line>
        <draw:frame draw:style-name="gr8" draw:text-style-name="P3" draw:layer="layout" svg:width="3.683cm" svg:height="0.962cm" svg:x="22.59cm" svg:y="13.589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22.844cm" svg:y="34.871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25.773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30.853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35.652cm" svg:y="24.20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37.176cm" svg:y1="24.203cm" svg:x2="37.176cm" svg:y2="23.441cm">
          <text:p/>
        </draw:line>
        <draw:line draw:style-name="gr10" draw:text-style-name="P1" draw:layer="layout" svg:x1="32.276cm" svg:y1="24.204cm" svg:x2="32.276cm" svg:y2="23.442cm">
          <text:p/>
        </draw:line>
        <draw:line draw:style-name="gr10" draw:text-style-name="P1" draw:layer="layout" svg:x1="27.176cm" svg:y1="24.205cm" svg:x2="27.176cm" svg:y2="23.443cm">
          <text:p/>
        </draw:line>
        <draw:line draw:style-name="gr5" draw:text-style-name="P1" draw:layer="layout" svg:x1="30.591cm" svg:y1="20.647cm" svg:x2="30.464cm" svg:y2="30.807cm">
          <text:p/>
        </draw:line>
        <draw:line draw:style-name="gr11" draw:text-style-name="P1" draw:layer="layout" svg:x1="25.317cm" svg:y1="20.647cm" svg:x2="25.317cm" svg:y2="29.791cm">
          <text:p/>
        </draw:line>
        <draw:line draw:style-name="gr11" draw:text-style-name="P1" draw:layer="layout" svg:x1="35.383cm" svg:y1="20.647cm" svg:x2="35.263cm" svg:y2="29.791cm">
          <text:p/>
        </draw:line>
        <draw:line draw:style-name="gr11" draw:text-style-name="P1" draw:layer="layout" svg:x1="25.384cm" svg:y1="29.791cm" svg:x2="30.464cm" svg:y2="29.791cm">
          <text:p/>
        </draw:line>
        <draw:line draw:style-name="gr11" draw:text-style-name="P1" draw:layer="layout" svg:x1="30.21cm" svg:y1="29.791cm" svg:x2="35.29cm" svg:y2="29.791cm">
          <text:p/>
        </draw:line>
        <draw:circle draw:style-name="gr12" draw:text-style-name="P1" draw:layer="layout" svg:width="0.254cm" svg:height="0.254cm" svg:x="30.337cm" svg:y="29.664cm">
          <text:p/>
        </draw:circle>
        <draw:line draw:style-name="gr6" draw:text-style-name="P1" draw:layer="layout" svg:x1="26.908cm" svg:y1="31.696cm" svg:x2="26.938cm" svg:y2="26.489cm">
          <text:p/>
        </draw:line>
        <draw:line draw:style-name="gr13" draw:text-style-name="P1" draw:layer="layout" svg:x1="28.97cm" svg:y1="31.603cm" svg:x2="26.938cm" svg:y2="31.603cm">
          <text:p/>
        </draw:line>
        <draw:line draw:style-name="gr6" draw:text-style-name="P1" draw:layer="layout" svg:x1="32.623cm" svg:y1="29.029cm" svg:x2="32.623cm" svg:y2="26.489cm">
          <text:p/>
        </draw:line>
        <draw:line draw:style-name="gr6" draw:text-style-name="P1" draw:layer="layout" svg:x1="37.449cm" svg:y1="29.029cm" svg:x2="37.449cm" svg:y2="26.489cm">
          <text:p/>
        </draw:line>
        <draw:line draw:style-name="gr13" draw:text-style-name="P1" draw:layer="layout" svg:x1="37.449cm" svg:y1="29.029cm" svg:x2="26.908cm" svg:y2="29.029cm">
          <text:p/>
        </draw:line>
        <draw:circle draw:style-name="gr14" draw:text-style-name="P1" draw:layer="layout" svg:width="0.254cm" svg:height="0.254cm" svg:x="32.496cm" svg:y="28.902cm">
          <text:p/>
        </draw:circle>
        <draw:circle draw:style-name="gr14" draw:text-style-name="P1" draw:layer="layout" svg:width="0.254cm" svg:height="0.254cm" svg:x="26.796cm" svg:y="28.902cm">
          <text:p/>
        </draw:circle>
        <draw:circle draw:style-name="gr14" draw:text-style-name="P1" draw:layer="layout" svg:width="0.254cm" svg:height="0.254cm" svg:x="32.496cm" svg:y="28.902cm">
          <text:p/>
        </draw:circle>
        <draw:rect draw:style-name="gr4" draw:text-style-name="P2" draw:layer="layout" svg:width="3.275cm" svg:height="1.524cm" svg:x="28.867cm" svg:y="30.741cm">
          <text:p text:style-name="P1"><text:span text:style-name="T1">Is Hub?</text:span></text:p>
        </draw:rect>
        <draw:line draw:style-name="gr13" draw:text-style-name="P1" draw:layer="layout" svg:x1="26.908cm" svg:y1="31.696cm" svg:x2="26.781cm" svg:y2="68.437cm">
          <text:p/>
        </draw:line>
        <draw:rect draw:style-name="gr1" draw:text-style-name="P1" draw:layer="layout" svg:width="17.526cm" svg:height="10.668cm" svg:x="44.18cm" svg:y="35.452cm">
          <text:p/>
        </draw:rect>
        <draw:rect draw:style-name="gr1" draw:text-style-name="P1" draw:layer="layout" svg:width="17.488cm" svg:height="19.253cm" svg:x="43.837cm" svg:y="13.967cm">
          <text:p/>
        </draw:rect>
        <draw:rect draw:style-name="gr4" draw:text-style-name="P2" draw:layer="layout" svg:width="3.924cm" svg:height="2.286cm" svg:x="45.844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0</text:span></text:p>
        </draw:rect>
        <draw:rect draw:style-name="gr4" draw:text-style-name="P2" draw:layer="layout" svg:width="4.218cm" svg:height="2.286cm" svg:x="55.71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N</text:span></text:p>
        </draw:rect>
        <draw:rect draw:style-name="gr4" draw:text-style-name="P2" draw:layer="layout" svg:width="3.994cm" svg:height="2.286cm" svg:x="50.854cm" svg:y="15.186cm">
          <text:p text:style-name="P1"><text:span text:style-name="T1">Connection</text:span></text:p>
          <text:p text:style-name="P1"><text:span text:style-name="T1">Thread</text:span></text:p>
          <text:p text:style-name="P1"><text:span text:style-name="T1">Context 1</text:span></text:p>
        </draw:rect>
        <draw:line draw:style-name="gr5" draw:text-style-name="P1" draw:layer="layout" svg:x1="47.087cm" svg:y1="12.9cm" svg:x2="47.087cm" svg:y2="15.186cm">
          <text:p/>
        </draw:line>
        <draw:line draw:style-name="gr5" draw:text-style-name="P1" draw:layer="layout" svg:x1="56.907cm" svg:y1="12.9cm" svg:x2="56.907cm" svg:y2="15.186cm">
          <text:p/>
        </draw:line>
        <draw:line draw:style-name="gr5" draw:text-style-name="P1" draw:layer="layout" svg:x1="51.997cm" svg:y1="12.9cm" svg:x2="51.997cm" svg:y2="15.186cm">
          <text:p/>
        </draw:line>
        <draw:line draw:style-name="gr6" draw:text-style-name="P1" draw:layer="layout" svg:x1="48.43cm" svg:y1="15.17cm" svg:x2="48.43cm" svg:y2="12.9cm">
          <text:p/>
        </draw:line>
        <draw:line draw:style-name="gr6" draw:text-style-name="P1" draw:layer="layout" svg:x1="53.37cm" svg:y1="15.159cm" svg:x2="53.37cm" svg:y2="12.889cm">
          <text:p/>
        </draw:line>
        <draw:line draw:style-name="gr6" draw:text-style-name="P1" draw:layer="layout" svg:x1="58.299cm" svg:y1="15.17cm" svg:x2="58.299cm" svg:y2="12.9cm">
          <text:p/>
        </draw:line>
        <draw:frame draw:style-name="gr7" draw:layer="layout" svg:width="1.778cm" svg:height="0.962cm" svg:x="47.99cm" svg:y="30.841cm">
          <draw:text-box>
            <text:p>Yes</text:p>
          </draw:text-box>
        </draw:frame>
        <draw:rect draw:style-name="gr4" draw:text-style-name="P2" draw:layer="layout" svg:width="2.921cm" svg:height="2.286cm" svg:x="44.742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49.822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rect draw:style-name="gr4" draw:text-style-name="P2" draw:layer="layout" svg:width="2.921cm" svg:height="2.286cm" svg:x="54.621cm" svg:y="18.488cm">
          <text:p text:style-name="P1"><text:span text:style-name="T1">Decode to </text:span></text:p>
          <text:p text:style-name="P1"><text:span text:style-name="T1">OpenLCB</text:span></text:p>
          <text:p text:style-name="P1"><text:span text:style-name="T1">Message</text:span></text:p>
        </draw:rect>
        <draw:line draw:style-name="gr5" draw:text-style-name="P1" draw:layer="layout" svg:x1="56.045cm" svg:y1="17.472cm" svg:x2="56.045cm" svg:y2="18.488cm">
          <text:p/>
        </draw:line>
        <draw:line draw:style-name="gr5" draw:text-style-name="P1" draw:layer="layout" svg:x1="51.219cm" svg:y1="17.445cm" svg:x2="51.219cm" svg:y2="18.461cm">
          <text:p/>
        </draw:line>
        <draw:line draw:style-name="gr5" draw:text-style-name="P1" draw:layer="layout" svg:x1="46.139cm" svg:y1="17.472cm" svg:x2="46.139cm" svg:y2="18.488cm">
          <text:p/>
        </draw:line>
        <draw:rect draw:style-name="gr4" draw:text-style-name="P2" draw:layer="layout" svg:width="2.921cm" svg:height="2.286cm" svg:x="46.474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51.554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rect draw:style-name="gr4" draw:text-style-name="P2" draw:layer="layout" svg:width="2.921cm" svg:height="2.286cm" svg:x="56.353cm" svg:y="21.282cm">
          <text:p text:style-name="P1"><text:span text:style-name="T1">Decode to </text:span></text:p>
          <text:p text:style-name="P1"><text:span text:style-name="T1">Transport</text:span></text:p>
          <text:p text:style-name="P1"><text:span text:style-name="T1">Protocol</text:span></text:p>
        </draw:rect>
        <draw:line draw:style-name="gr6" draw:text-style-name="P1" draw:layer="layout" svg:x1="48.274cm" svg:y1="21.266cm" svg:x2="48.274cm" svg:y2="17.472cm">
          <text:p/>
        </draw:line>
        <draw:line draw:style-name="gr6" draw:text-style-name="P1" draw:layer="layout" svg:x1="53.481cm" svg:y1="21.282cm" svg:x2="53.481cm" svg:y2="17.488cm">
          <text:p/>
        </draw:line>
        <draw:line draw:style-name="gr6" draw:text-style-name="P1" draw:layer="layout" svg:x1="58.561cm" svg:y1="21.266cm" svg:x2="58.561cm" svg:y2="17.472cm">
          <text:p/>
        </draw:line>
        <draw:frame draw:style-name="gr8" draw:text-style-name="P3" draw:layer="layout" svg:width="3.683cm" svg:height="0.962cm" svg:x="43.291cm" svg:y="13.716cm">
          <draw:text-box>
            <text:p><text:span text:style-name="T1">Server Thread</text:span></text:p>
          </draw:text-box>
        </draw:frame>
        <draw:frame draw:style-name="gr9" draw:text-style-name="P3" draw:layer="layout" svg:width="3.683cm" svg:height="1.361cm" svg:x="43.545cm" svg:y="34.998cm">
          <draw:text-box>
            <text:p><text:span text:style-name="T1">Server Manager</text:span></text:p>
          </draw:text-box>
        </draw:frame>
        <draw:rect draw:style-name="gr4" draw:text-style-name="P2" draw:layer="layout" svg:width="2.921cm" svg:height="2.286cm" svg:x="46.474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51.554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rect draw:style-name="gr4" draw:text-style-name="P2" draw:layer="layout" svg:width="2.921cm" svg:height="2.286cm" svg:x="56.353cm" svg:y="24.33cm">
          <text:p text:style-name="P1"><text:span text:style-name="T1">OpenLCB</text:span></text:p>
          <text:p text:style-name="P1"><text:span text:style-name="T1">Message</text:span></text:p>
          <text:p text:style-name="P1"><text:span text:style-name="T1">Buffer</text:span></text:p>
        </draw:rect>
        <draw:line draw:style-name="gr10" draw:text-style-name="P1" draw:layer="layout" svg:x1="57.877cm" svg:y1="24.33cm" svg:x2="57.877cm" svg:y2="23.568cm">
          <text:p/>
        </draw:line>
        <draw:line draw:style-name="gr10" draw:text-style-name="P1" draw:layer="layout" svg:x1="52.977cm" svg:y1="24.331cm" svg:x2="52.977cm" svg:y2="23.569cm">
          <text:p/>
        </draw:line>
        <draw:line draw:style-name="gr10" draw:text-style-name="P1" draw:layer="layout" svg:x1="47.877cm" svg:y1="24.332cm" svg:x2="47.877cm" svg:y2="23.57cm">
          <text:p/>
        </draw:line>
        <draw:line draw:style-name="gr5" draw:text-style-name="P1" draw:layer="layout" svg:x1="51.292cm" svg:y1="20.774cm" svg:x2="51.165cm" svg:y2="30.934cm">
          <text:p/>
        </draw:line>
        <draw:line draw:style-name="gr11" draw:text-style-name="P1" draw:layer="layout" svg:x1="46.018cm" svg:y1="20.774cm" svg:x2="46.018cm" svg:y2="29.918cm">
          <text:p/>
        </draw:line>
        <draw:line draw:style-name="gr11" draw:text-style-name="P1" draw:layer="layout" svg:x1="56.084cm" svg:y1="20.774cm" svg:x2="55.964cm" svg:y2="29.918cm">
          <text:p/>
        </draw:line>
        <draw:line draw:style-name="gr11" draw:text-style-name="P1" draw:layer="layout" svg:x1="46.085cm" svg:y1="29.918cm" svg:x2="51.165cm" svg:y2="29.918cm">
          <text:p/>
        </draw:line>
        <draw:line draw:style-name="gr11" draw:text-style-name="P1" draw:layer="layout" svg:x1="50.911cm" svg:y1="29.918cm" svg:x2="55.991cm" svg:y2="29.918cm">
          <text:p/>
        </draw:line>
        <draw:circle draw:style-name="gr12" draw:text-style-name="P1" draw:layer="layout" svg:width="0.254cm" svg:height="0.254cm" svg:x="51.038cm" svg:y="29.791cm">
          <text:p/>
        </draw:circle>
        <draw:line draw:style-name="gr6" draw:text-style-name="P1" draw:layer="layout" svg:x1="47.609cm" svg:y1="31.823cm" svg:x2="47.639cm" svg:y2="26.616cm">
          <text:p/>
        </draw:line>
        <draw:line draw:style-name="gr13" draw:text-style-name="P1" draw:layer="layout" svg:x1="49.671cm" svg:y1="31.73cm" svg:x2="47.639cm" svg:y2="31.73cm">
          <text:p/>
        </draw:line>
        <draw:line draw:style-name="gr6" draw:text-style-name="P1" draw:layer="layout" svg:x1="53.324cm" svg:y1="29.156cm" svg:x2="53.324cm" svg:y2="26.616cm">
          <text:p/>
        </draw:line>
        <draw:line draw:style-name="gr6" draw:text-style-name="P1" draw:layer="layout" svg:x1="58.15cm" svg:y1="29.156cm" svg:x2="58.15cm" svg:y2="26.616cm">
          <text:p/>
        </draw:line>
        <draw:line draw:style-name="gr13" draw:text-style-name="P1" draw:layer="layout" svg:x1="58.15cm" svg:y1="29.156cm" svg:x2="47.609cm" svg:y2="29.156cm">
          <text:p/>
        </draw:line>
        <draw:circle draw:style-name="gr14" draw:text-style-name="P1" draw:layer="layout" svg:width="0.254cm" svg:height="0.254cm" svg:x="53.197cm" svg:y="29.029cm">
          <text:p/>
        </draw:circle>
        <draw:circle draw:style-name="gr14" draw:text-style-name="P1" draw:layer="layout" svg:width="0.254cm" svg:height="0.254cm" svg:x="47.497cm" svg:y="29.029cm">
          <text:p/>
        </draw:circle>
        <draw:circle draw:style-name="gr14" draw:text-style-name="P1" draw:layer="layout" svg:width="0.254cm" svg:height="0.254cm" svg:x="53.197cm" svg:y="29.029cm">
          <text:p/>
        </draw:circle>
        <draw:rect draw:style-name="gr4" draw:text-style-name="P2" draw:layer="layout" svg:width="3.275cm" svg:height="1.524cm" svg:x="49.568cm" svg:y="30.868cm">
          <text:p text:style-name="P1"><text:span text:style-name="T1">Is Hub?</text:span></text:p>
        </draw:rect>
        <draw:line draw:style-name="gr13" draw:text-style-name="P1" draw:layer="layout" svg:x1="47.609cm" svg:y1="31.823cm" svg:x2="47.482cm" svg:y2="48.371cm">
          <text:p/>
        </draw:line>
        <draw:line draw:style-name="gr3" draw:text-style-name="P1" draw:layer="layout" svg:x1="10.017cm" svg:y1="32.247cm" svg:x2="10.017cm" svg:y2="49.006cm">
          <text:p/>
        </draw:line>
        <draw:line draw:style-name="gr3" draw:text-style-name="P1" draw:layer="layout" svg:x1="51.292cm" svg:y1="32.32cm" svg:x2="51.292cm" svg:y2="49.133cm">
          <text:p/>
        </draw:line>
        <draw:line draw:style-name="gr3" draw:text-style-name="P1" draw:layer="layout" svg:x1="10.017cm" svg:y1="48.987cm" svg:x2="51.292cm" svg:y2="49.114cm">
          <text:p/>
        </draw:line>
        <draw:circle draw:style-name="gr12" draw:text-style-name="P1" draw:layer="layout" svg:width="0.254cm" svg:height="0.254cm" svg:x="30.237cm" svg:y="48.864cm">
          <text:p/>
        </draw:circle>
        <draw:line draw:style-name="gr13" draw:text-style-name="P1" draw:layer="layout" svg:x1="6.334cm" svg:y1="48.098cm" svg:x2="47.482cm" svg:y2="48.352cm">
          <text:p/>
        </draw:line>
        <draw:ellipse draw:style-name="gr15" draw:text-style-name="P1" draw:layer="layout" svg:width="0.254cm" svg:height="0.227cm" svg:x="26.754cm" svg:y="48.125cm">
          <text:p/>
        </draw:ellipse>
        <draw:frame draw:style-name="gr9" draw:text-style-name="P3" draw:layer="layout" svg:width="3.683cm" svg:height="1.361cm" svg:x="41.767cm" svg:y="49.846cm">
          <draw:text-box>
            <text:p><text:span text:style-name="T1"><text:s/></text:span><text:span text:style-name="T1">Receive Thread</text:span></text:p>
          </draw:text-box>
        </draw:frame>
        <draw:rect draw:style-name="gr4" draw:text-style-name="P2" draw:layer="layout" svg:width="3.275cm" svg:height="1.524cm" svg:x="59.901cm" svg:y="58.032cm">
          <text:p text:style-name="P1"><text:span text:style-name="T1">Are all Alias's </text:span></text:p>
          <text:p text:style-name="P1"><text:span text:style-name="T1">Mapped</text:span></text:p>
        </draw:rect>
        <draw:rect draw:style-name="gr4" draw:text-style-name="P2" draw:layer="layout" svg:width="3.187cm" svg:height="1.593cm" svg:x="71.004cm" svg:y="57.932cm">
          <text:p text:style-name="P1"><text:span text:style-name="T1">Buffer</text:span></text:p>
        </draw:rect>
        <draw:line draw:style-name="gr3" draw:text-style-name="P1" draw:layer="layout" svg:x1="30.591cm" svg:y1="32.193cm" svg:x2="30.337cm" svg:y2="58.609cm">
          <text:p/>
        </draw:line>
        <draw:line draw:style-name="gr16" draw:text-style-name="P1" draw:layer="layout" svg:x1="30.337cm" svg:y1="58.609cm" svg:x2="44.18cm" svg:y2="58.736cm">
          <text:p/>
        </draw:line>
        <draw:line draw:style-name="gr16" draw:text-style-name="P1" draw:layer="layout" svg:x1="63.33cm" svg:y1="58.794cm" svg:x2="70.85cm" svg:y2="58.736cm">
          <text:p/>
        </draw:line>
        <draw:frame draw:style-name="gr7" draw:layer="layout" svg:width="1.778cm" svg:height="0.962cm" svg:x="61.506cm" svg:y="59.737cm">
          <draw:text-box>
            <text:p>No</text:p>
          </draw:text-box>
        </draw:frame>
        <draw:line draw:style-name="gr16" draw:text-style-name="P1" draw:layer="layout" svg:x1="61.552cm" svg:y1="59.556cm" svg:x2="61.552cm" svg:y2="61.207cm">
          <text:p/>
        </draw:line>
        <draw:rect draw:style-name="gr4" draw:text-style-name="P2" draw:layer="layout" svg:width="4.131cm" svg:height="1.524cm" svg:x="59.354cm" svg:y="61.207cm">
          <text:p text:style-name="P1"><text:span text:style-name="T1">Mapping already</text:span></text:p>
          <text:p text:style-name="P1"><text:span text:style-name="T1">Requested?</text:span></text:p>
        </draw:rect>
        <draw:line draw:style-name="gr13" draw:text-style-name="P1" draw:layer="layout" svg:x1="50.911cm" svg:y1="62.038cm" svg:x2="26.781cm" svg:y2="61.969cm">
          <text:p/>
        </draw:line>
        <draw:ellipse draw:style-name="gr14" draw:text-style-name="P1" draw:layer="layout" svg:width="0.282cm" svg:height="0.31cm" svg:x="26.654cm" svg:y="61.842cm">
          <text:p/>
        </draw:ellipse>
        <draw:rect draw:style-name="gr4" draw:text-style-name="P2" draw:layer="layout" svg:width="3.275cm" svg:height="1.524cm" svg:x="50.972cm" svg:y="61.207cm">
          <text:p text:style-name="P1"><text:span text:style-name="T1">Request Alias</text:span></text:p>
          <text:p text:style-name="P1"><text:span text:style-name="T1">Mappings</text:span></text:p>
        </draw:rect>
        <draw:line draw:style-name="gr16" draw:text-style-name="P1" draw:layer="layout" svg:x1="59.354cm" svg:y1="61.969cm" svg:x2="58.465cm" svg:y2="61.969cm">
          <text:p/>
        </draw:line>
        <draw:line draw:style-name="gr16" draw:text-style-name="P1" draw:layer="layout" svg:x1="61.513cm" svg:y1="62.731cm" svg:x2="61.513cm" svg:y2="63.874cm">
          <text:p/>
        </draw:line>
        <draw:rect draw:style-name="gr4" draw:text-style-name="P2" draw:layer="layout" svg:width="3.275cm" svg:height="1.524cm" svg:x="55.19cm" svg:y="61.207cm">
          <text:p text:style-name="P1"><text:span text:style-name="T1">Queue</text:span></text:p>
          <text:p text:style-name="P1"><text:span text:style-name="T1">Message</text:span></text:p>
        </draw:rect>
        <draw:frame draw:style-name="gr7" draw:layer="layout" svg:width="1.778cm" svg:height="0.962cm" svg:x="58.284cm" svg:y="60.718cm">
          <draw:text-box>
            <text:p>No</text:p>
          </draw:text-box>
        </draw:frame>
        <draw:frame draw:style-name="gr7" draw:layer="layout" svg:width="1.778cm" svg:height="0.962cm" svg:x="61.494cm" svg:y="62.639cm">
          <draw:text-box>
            <text:p>Yes</text:p>
          </draw:text-box>
        </draw:frame>
        <draw:line draw:style-name="gr16" draw:text-style-name="P1" draw:layer="layout" svg:x1="55.155cm" svg:y1="61.969cm" svg:x2="54.266cm" svg:y2="61.969cm">
          <text:p/>
        </draw:line>
        <draw:rect draw:style-name="gr4" draw:text-style-name="P2" draw:layer="layout" svg:width="3.275cm" svg:height="1.524cm" svg:x="55.191cm" svg:y="61.207cm">
          <text:p text:style-name="P1"><text:span text:style-name="T1">Queue</text:span></text:p>
          <text:p text:style-name="P1"><text:span text:style-name="T1">Message</text:span></text:p>
        </draw:rect>
        <draw:rect draw:style-name="gr4" draw:text-style-name="P2" draw:layer="layout" svg:width="3.275cm" svg:height="1.524cm" svg:x="59.889cm" svg:y="63.874cm">
          <text:p text:style-name="P1"><text:span text:style-name="T1">Queue</text:span></text:p>
          <text:p text:style-name="P1"><text:span text:style-name="T1">Message</text:span></text:p>
        </draw:rect>
        <draw:rect draw:style-name="gr4" draw:text-style-name="P2" draw:layer="layout" svg:width="3.275cm" svg:height="1.524cm" svg:x="49.901cm" svg:y="58.032cm">
          <text:p text:style-name="P1"><text:span text:style-name="T1">Alias Mapping</text:span></text:p>
          <text:p text:style-name="P1"><text:span text:style-name="T1">Message?</text:span></text:p>
        </draw:rect>
        <draw:rect draw:style-name="gr4" draw:text-style-name="P2" draw:layer="layout" svg:width="4.259cm" svg:height="1.524cm" svg:x="59.418cm" svg:y="58.032cm">
          <text:p text:style-name="P1"><text:span text:style-name="T1">Are all message</text:span></text:p>
          <text:p text:style-name="P1"><text:span text:style-name="T1">Alias's Mapped?</text:span></text:p>
        </draw:rect>
        <draw:frame draw:style-name="gr7" draw:layer="layout" svg:width="1.778cm" svg:height="0.962cm" svg:x="53.457cm" svg:y="57.974cm">
          <draw:text-box>
            <text:p>No</text:p>
          </draw:text-box>
        </draw:frame>
        <draw:line draw:style-name="gr16" draw:text-style-name="P1" draw:layer="layout" svg:x1="53.203cm" svg:y1="58.794cm" svg:x2="59.426cm" svg:y2="58.794cm">
          <text:p/>
        </draw:line>
        <draw:frame draw:style-name="gr7" draw:layer="layout" svg:width="1.622cm" svg:height="0.962cm" svg:x="49.768cm" svg:y="57.031cm">
          <draw:text-box>
            <text:p>Yes</text:p>
          </draw:text-box>
        </draw:frame>
        <draw:rect draw:style-name="gr4" draw:text-style-name="P2" draw:layer="layout" svg:width="5.207cm" svg:height="1.524cm" svg:x="48.958cm" svg:y="55.484cm">
          <text:p text:style-name="P1"><text:span text:style-name="T1">Update Alias Mapping</text:span></text:p>
          <text:p text:style-name="P1"><text:span text:style-name="T1">Database</text:span></text:p>
        </draw:rect>
        <draw:line draw:style-name="gr16" draw:text-style-name="P1" draw:layer="layout" svg:x1="51.552cm" svg:y1="58.032cm" svg:x2="51.552cm" svg:y2="57.085cm">
          <text:p/>
        </draw:line>
        <draw:line draw:style-name="gr3" draw:text-style-name="P1" draw:layer="layout" svg:x1="68.806cm" svg:y1="53.656cm" svg:x2="68.806cm" svg:y2="58.796cm">
          <text:p/>
        </draw:line>
        <draw:circle draw:style-name="gr12" draw:text-style-name="P1" draw:layer="layout" svg:width="0.254cm" svg:height="0.254cm" svg:x="68.637cm" svg:y="58.664cm">
          <text:p/>
        </draw:circle>
        <draw:rect draw:style-name="gr4" draw:text-style-name="P2" draw:layer="layout" svg:width="4.575cm" svg:height="1.524cm" draw:transform="skewX (-0.0164060949687436) rotate (-0.0165806278951293) translate (49.512cm 52.864cm)">
          <text:p text:style-name="P1"><text:span text:style-name="T1">Update</text:span></text:p>
          <text:p text:style-name="P1"><text:span text:style-name="T1">Queued Message N</text:span></text:p>
        </draw:rect>
        <draw:line draw:style-name="gr16" draw:text-style-name="P1" draw:layer="layout" svg:x1="51.706cm" svg:y1="55.434cm" svg:x2="51.706cm" svg:y2="54.418cm">
          <text:p/>
        </draw:line>
        <draw:rect draw:style-name="gr4" draw:text-style-name="P2" draw:layer="layout" svg:width="5.842cm" svg:height="1.524cm" svg:x="55.102cm" svg:y="52.894cm">
          <text:p text:style-name="P1"><text:span text:style-name="T1">Are all Aliases resolved</text:span></text:p>
          <text:p text:style-name="P1"><text:span text:style-name="T1">For Queued Message N?</text:span></text:p>
        </draw:rect>
        <draw:line draw:style-name="gr16" draw:text-style-name="P1" draw:layer="layout" svg:x1="53.965cm" svg:y1="53.729cm" svg:x2="55.108cm" svg:y2="53.729cm">
          <text:p/>
        </draw:line>
        <draw:rect draw:style-name="gr4" draw:text-style-name="P2" draw:layer="layout" svg:width="3.275cm" svg:height="1.524cm" svg:x="44.207cm" svg:y="58.001cm">
          <text:p text:style-name="P1"><text:span text:style-name="T1">Alias Reset</text:span></text:p>
          <text:p text:style-name="P1"><text:span text:style-name="T1">Message?</text:span></text:p>
        </draw:rect>
        <draw:rect draw:style-name="gr4" draw:text-style-name="P2" draw:layer="layout" svg:width="5.207cm" svg:height="1.524cm" svg:x="43.11cm" svg:y="55.434cm">
          <text:p text:style-name="P1"><text:span text:style-name="T1">Update Alias Mapping</text:span></text:p>
          <text:p text:style-name="P1"><text:span text:style-name="T1">Database</text:span></text:p>
        </draw:rect>
        <draw:rect draw:style-name="gr4" draw:text-style-name="P2" draw:layer="layout" svg:width="6.096cm" svg:height="1.524cm" draw:transform="skewX (-0.0123918376891574) rotate (-0.012391837690344) translate (42.702cm 52.845cm)">
          <text:p text:style-name="P1"><text:span text:style-name="T1">Delete Queued Messages</text:span></text:p>
          <text:p text:style-name="P1"><text:span text:style-name="T1">Requesting this Alias</text:span></text:p>
        </draw:rect>
        <draw:line draw:style-name="gr16" draw:text-style-name="P1" draw:layer="layout" svg:x1="45.606cm" svg:y1="55.435cm" svg:x2="45.606cm" svg:y2="54.419cm">
          <text:p/>
        </draw:line>
        <draw:line draw:style-name="gr16" draw:text-style-name="P1" draw:layer="layout" svg:x1="45.652cm" svg:y1="57.933cm" svg:x2="45.652cm" svg:y2="56.986cm">
          <text:p/>
        </draw:line>
        <draw:line draw:style-name="gr16" draw:text-style-name="P1" draw:layer="layout" svg:x1="47.482cm" svg:y1="58.863cm" svg:x2="49.895cm" svg:y2="58.863cm">
          <text:p/>
        </draw:line>
        <draw:line draw:style-name="gr3" draw:text-style-name="P1" draw:layer="layout" svg:x1="45.858cm" svg:y1="51.751cm" svg:x2="68.818cm" svg:y2="51.878cm">
          <text:p/>
        </draw:line>
        <draw:line draw:style-name="gr3" draw:text-style-name="P1" draw:layer="layout" svg:x1="45.831cm" svg:y1="52.894cm" svg:x2="45.831cm" svg:y2="51.751cm">
          <text:p/>
        </draw:line>
        <draw:line draw:style-name="gr3" draw:text-style-name="P1" draw:layer="layout" svg:x1="68.8cm" svg:y1="53.656cm" svg:x2="68.8cm" svg:y2="51.878cm">
          <text:p/>
        </draw:line>
        <draw:circle draw:style-name="gr12" draw:text-style-name="P1" draw:layer="layout" svg:width="0.254cm" svg:height="0.254cm" svg:x="68.637cm" svg:y="53.564cm">
          <text:p/>
        </draw:circle>
        <draw:frame draw:style-name="gr7" draw:layer="layout" svg:width="1.778cm" svg:height="0.962cm" svg:x="47.736cm" svg:y="57.974cm">
          <draw:text-box>
            <text:p>No</text:p>
          </draw:text-box>
        </draw:frame>
        <draw:frame draw:style-name="gr7" draw:layer="layout" svg:width="1.778cm" svg:height="0.962cm" svg:x="45.612cm" svg:y="57.031cm">
          <draw:text-box>
            <text:p>Yes</text:p>
          </draw:text-box>
        </draw:frame>
        <draw:frame draw:style-name="gr7" draw:layer="layout" svg:width="1.622cm" svg:height="0.962cm" svg:x="60.746cm" svg:y="53.91cm">
          <draw:text-box>
            <text:p>Yes</text:p>
          </draw:text-box>
        </draw:frame>
        <draw:line draw:style-name="gr3" draw:text-style-name="P1" draw:layer="layout" svg:x1="67.421cm" svg:y1="53.656cm" svg:x2="68.787cm" svg:y2="53.656cm">
          <text:p/>
        </draw:line>
        <draw:rect draw:style-name="gr4" draw:text-style-name="P2" draw:layer="layout" svg:width="5.461cm" svg:height="1.524cm" svg:x="62.079cm" svg:y="52.867cm">
          <text:p text:style-name="P1"><text:span text:style-name="T1">Remove and Buffer</text:span></text:p>
          <text:p text:style-name="P1"><text:span text:style-name="T1"><text:s/></text:span><text:span text:style-name="T1">Queued Message N</text:span></text:p>
        </draw:rect>
        <draw:line draw:style-name="gr2" draw:text-style-name="P1" draw:layer="layout" svg:x1="51.673cm" svg:y1="55.18cm" svg:x2="57.896cm" svg:y2="55.18cm">
          <text:p/>
        </draw:line>
        <draw:line draw:style-name="gr2" draw:text-style-name="P1" draw:layer="layout" svg:x1="57.896cm" svg:y1="54.418cm" svg:x2="57.896cm" svg:y2="55.18cm">
          <text:p/>
        </draw:line>
        <draw:line draw:style-name="gr17" draw:text-style-name="P1" draw:layer="layout" svg:x1="51.8cm" svg:y1="52.132cm" svg:x2="51.8cm" svg:y2="52.894cm">
          <text:p/>
        </draw:line>
        <draw:line draw:style-name="gr2" draw:text-style-name="P1" draw:layer="layout" svg:x1="51.806cm" svg:y1="52.132cm" svg:x2="64.627cm" svg:y2="52.259cm">
          <text:p/>
        </draw:line>
        <draw:line draw:style-name="gr2" draw:text-style-name="P1" draw:layer="layout" svg:x1="67.548cm" svg:y1="53.148cm" svg:x2="72.628cm" svg:y2="53.148cm">
          <text:p/>
        </draw:line>
        <draw:line draw:style-name="gr17" draw:text-style-name="P1" draw:layer="layout" svg:x1="72.628cm" svg:y1="53.148cm" svg:x2="72.628cm" svg:y2="57.847cm">
          <text:p/>
        </draw:line>
        <draw:frame draw:style-name="gr7" draw:layer="layout" svg:width="1.622cm" svg:height="0.962cm" svg:x="58.052cm" svg:y="54.472cm">
          <draw:text-box>
            <text:p>No</text:p>
          </draw:text-box>
        </draw:frame>
        <draw:circle draw:style-name="gr12" draw:text-style-name="P1" draw:layer="layout" svg:width="0.254cm" svg:height="0.254cm" svg:x="51.537cm" svg:y="55.064cm">
          <text:p/>
        </draw:circle>
        <draw:frame draw:style-name="gr8" draw:text-style-name="P3" draw:layer="layout" svg:width="3.683cm" svg:height="0.962cm" svg:x="55.102cm" svg:y="56.377cm">
          <draw:text-box>
            <text:p><text:span text:style-name="T1">FIFO Queue</text:span></text:p>
          </draw:text-box>
        </draw:frame>
        <draw:rect draw:style-name="gr4" draw:text-style-name="P2" draw:layer="layout" svg:width="3.275cm" svg:height="1.524cm" svg:x="67.04cm" svg:y="60.69cm">
          <text:p text:style-name="P1"><text:span text:style-name="T1">Timer Tick</text:span></text:p>
        </draw:rect>
        <draw:rect draw:style-name="gr4" draw:text-style-name="P2" draw:layer="layout" svg:width="5.842cm" svg:height="1.524cm" svg:x="66.024cm" svg:y="63.23cm">
          <text:p text:style-name="P1"><text:span text:style-name="T1">Are any Queue Messages</text:span></text:p>
          <text:p text:style-name="P1"><text:span text:style-name="T1">Abandoned?</text:span></text:p>
        </draw:rect>
        <draw:line draw:style-name="gr16" draw:text-style-name="P1" draw:layer="layout" svg:x1="68.964cm" svg:y1="64.781cm" svg:x2="68.964cm" svg:y2="65.924cm">
          <text:p/>
        </draw:line>
        <draw:frame draw:style-name="gr7" draw:layer="layout" svg:width="1.905cm" svg:height="0.962cm" svg:x="69.318cm" svg:y="64.689cm">
          <draw:text-box>
            <text:p>Yes</text:p>
          </draw:text-box>
        </draw:frame>
        <draw:rect draw:style-name="gr4" draw:text-style-name="P2" draw:layer="layout" svg:width="5.588cm" svg:height="1.524cm" svg:x="66.405cm" svg:y="65.924cm">
          <text:p text:style-name="P1"><text:span text:style-name="T1">Delete Queued</text:span></text:p>
          <text:p text:style-name="P1"><text:span text:style-name="T1">Message</text:span></text:p>
        </draw:rect>
        <draw:line draw:style-name="gr16" draw:text-style-name="P1" draw:layer="layout" svg:x1="68.964cm" svg:y1="62.181cm" svg:x2="68.964cm" svg:y2="63.324cm">
          <text:p/>
        </draw:line>
        <draw:rect draw:style-name="gr4" draw:text-style-name="P2" draw:layer="layout" svg:width="3.275cm" svg:height="1.524cm" svg:x="28.713cm" svg:y="55.053cm">
          <text:p text:style-name="P1"><text:span text:style-name="T1">Hub</text:span></text:p>
        </draw:rect>
        <draw:line draw:style-name="gr13" draw:text-style-name="P1" draw:layer="layout" svg:x1="28.686cm" svg:y1="55.815cm" svg:x2="26.781cm" svg:y2="55.815cm">
          <text:p/>
        </draw:line>
        <draw:ellipse draw:style-name="gr14" draw:text-style-name="P1" draw:layer="layout" svg:width="0.282cm" svg:height="0.31cm" svg:x="26.654cm" svg:y="55.642cm">
          <text:p/>
        </draw:ellipse>
        <draw:rect draw:style-name="gr4" draw:text-style-name="P2" draw:layer="layout" svg:width="5.588cm" svg:height="1.524cm" svg:x="66.405cm" svg:y="68.424cm">
          <text:p text:style-name="P1"><text:span text:style-name="T1">Messages in Buffer?</text:span></text:p>
        </draw:rect>
        <draw:frame draw:style-name="gr7" draw:layer="layout" svg:width="1.905cm" svg:height="0.962cm" svg:x="63.738cm" svg:y="68.237cm">
          <draw:text-box>
            <text:p>Yes</text:p>
          </draw:text-box>
        </draw:frame>
        <draw:rect draw:style-name="gr4" draw:text-style-name="P2" draw:layer="layout" svg:width="8.636cm" svg:height="1.524cm" svg:x="54.467cm" svg:y="68.437cm">
          <text:p text:style-name="P1"><text:span text:style-name="T1">Remove Messages from Buffer </text:span></text:p>
          <text:p text:style-name="P1"><text:span text:style-name="T1">and Dispatch</text:span></text:p>
        </draw:rect>
        <draw:line draw:style-name="gr16" draw:text-style-name="P1" draw:layer="layout" svg:x1="69.072cm" svg:y1="67.421cm" svg:x2="69.072cm" svg:y2="68.564cm">
          <text:p/>
        </draw:line>
        <draw:line draw:style-name="gr16" draw:text-style-name="P1" draw:layer="layout" svg:x1="66.405cm" svg:y1="69.326cm" svg:x2="63.103cm" svg:y2="69.326cm">
          <text:p/>
        </draw:line>
        <draw:line draw:style-name="gr3" draw:text-style-name="P1" draw:layer="layout" svg:x1="54.467cm" svg:y1="69.199cm" svg:x2="28.813cm" svg:y2="69.199cm">
          <text:p/>
        </draw:line>
        <draw:line draw:style-name="gr16" draw:text-style-name="P1" draw:layer="layout" svg:x1="36.687cm" svg:y1="69.199cm" svg:x2="36.687cm" svg:y2="74.279cm">
          <text:p/>
        </draw:line>
        <draw:line draw:style-name="gr3" draw:text-style-name="P1" draw:layer="layout" svg:x1="71.993cm" svg:y1="69.199cm" svg:x2="73.136cm" svg:y2="69.199cm">
          <text:p/>
        </draw:line>
        <draw:line draw:style-name="gr3" draw:text-style-name="P1" draw:layer="layout" svg:x1="73.136cm" svg:y1="61.452cm" svg:x2="73.136cm" svg:y2="69.199cm">
          <text:p/>
        </draw:line>
        <draw:line draw:style-name="gr16" draw:text-style-name="P1" draw:layer="layout" svg:x1="73.136cm" svg:y1="61.452cm" svg:x2="70.342cm" svg:y2="61.452cm">
          <text:p/>
        </draw:line>
        <draw:line draw:style-name="gr3" draw:text-style-name="P1" draw:layer="layout" svg:x1="58.658cm" svg:y1="69.961cm" svg:x2="58.658cm" svg:y2="70.977cm">
          <text:p/>
        </draw:line>
        <draw:line draw:style-name="gr3" draw:text-style-name="P1" draw:layer="layout" svg:x1="58.658cm" svg:y1="70.977cm" svg:x2="73.136cm" svg:y2="70.85cm">
          <text:p/>
        </draw:line>
        <draw:line draw:style-name="gr3" draw:text-style-name="P1" draw:layer="layout" svg:x1="73.136cm" svg:y1="70.85cm" svg:x2="73.137cm" svg:y2="69.199cm">
          <text:p/>
        </draw:line>
        <draw:rect draw:style-name="gr4" draw:text-style-name="P2" draw:layer="layout" svg:width="3.275cm" svg:height="1.524cm" svg:x="25.538cm" svg:y="68.483cm">
          <text:p text:style-name="P1"><text:span text:style-name="T1">Hub</text:span></text:p>
        </draw:rect>
        <draw:line draw:style-name="gr6" draw:text-style-name="P1" draw:layer="layout" svg:x1="26.908cm" svg:y1="74.406cm" svg:x2="26.908cm" svg:y2="69.961cm">
          <text:p/>
        </draw:line>
        <draw:ellipse draw:style-name="gr18" draw:text-style-name="P1" draw:layer="layout" svg:width="1.778cm" svg:height="1.905cm" svg:x="35.671cm" svg:y="70.088cm">
          <text:p text:style-name="P1">Event Hook</text:p>
          <text:p text:style-name="P1">ReceiveMessage</text:p>
        </draw:ellipse>
        <draw:ellipse draw:style-name="gr18" draw:text-style-name="P1" draw:layer="layout" svg:width="1.778cm" svg:height="1.905cm" svg:x="25.892cm" svg:y="58.023cm">
          <text:p text:style-name="P1">Event Hook</text:p>
          <text:p text:style-name="P1">SendMessage</text:p>
        </draw:ellipse>
        <draw:frame draw:style-name="gr19" draw:text-style-name="P3" draw:layer="layout" svg:width="5.214cm" svg:height="1.916cm" svg:x="12.042cm" svg:y="30.591cm">
          <draw:text-box>
            <text:p><text:span text:style-name="T1">Hub between connections of the Server</text:span></text:p>
          </draw:text-box>
        </draw:frame>
        <draw:frame draw:style-name="gr19" draw:text-style-name="P3" draw:layer="layout" svg:width="5.214cm" svg:height="1.916cm" svg:x="32.496cm" svg:y="30.58cm">
          <draw:text-box>
            <text:p><text:span text:style-name="T1">Hub between connections of the Server</text:span></text:p>
          </draw:text-box>
        </draw:frame>
        <draw:frame draw:style-name="gr19" draw:text-style-name="P3" draw:layer="layout" svg:width="5.214cm" svg:height="1.916cm" svg:x="53.197cm" svg:y="30.707cm">
          <draw:text-box>
            <text:p><text:span text:style-name="T1">Hub between connections of the Server</text:span></text:p>
          </draw:text-box>
        </draw:frame>
        <draw:frame draw:style-name="gr20" draw:text-style-name="P3" draw:layer="layout" svg:width="5.214cm" svg:height="1.361cm" svg:x="32.369cm" svg:y="54.975cm">
          <draw:text-box>
            <text:p><text:span text:style-name="T1">Hub between Servers</text:span></text:p>
          </draw:text-box>
        </draw:frame>
        <draw:frame draw:style-name="gr20" draw:text-style-name="P3" draw:layer="layout" svg:width="5.214cm" svg:height="1.361cm" svg:x="27.416cm" svg:y="66.913cm">
          <draw:text-box>
            <text:p><text:span text:style-name="T1">Hub between Virtual Nodes</text:span></text:p>
          </draw:text-box>
        </draw:frame>
        <draw:line draw:style-name="gr16" draw:text-style-name="P1" draw:layer="layout" svg:x1="65.262cm" svg:y1="66.659cm" svg:x2="66.405cm" svg:y2="66.659cm">
          <text:p/>
        </draw:line>
        <draw:line draw:style-name="gr3" draw:text-style-name="P1" draw:layer="layout" svg:x1="65.262cm" svg:y1="66.659cm" svg:x2="65.262cm" svg:y2="61.452cm">
          <text:p/>
        </draw:line>
        <draw:line draw:style-name="gr3" draw:text-style-name="P1" draw:layer="layout" svg:x1="67.04cm" svg:y1="61.452cm" svg:x2="65.262cm" svg:y2="61.452cm">
          <text:p/>
        </draw:line>
        <draw:frame draw:style-name="gr7" draw:layer="layout" svg:width="1.778cm" svg:height="0.962cm" svg:x="65.506cm" svg:y="60.237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1.4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23-09-08T07:50:00</meta:creation-date>
    <dc:date>2023-09-10T06:05:41</dc:date>
    <dc:creator>Jim Kueneman</dc:creator>
    <meta:editing-duration>P1DT4H51M23S</meta:editing-duration>
    <meta:editing-cycles>21</meta:editing-cycles>
    <meta:generator>OpenOffice/4.1.13$Unix OpenOffice.org_project/4113m1$Build-9810</meta:generator>
    <meta:document-statistic meta:object-count="247"/>
  </office:meta>
</office:document-meta>
</file>